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0)">
            <text:p>sn(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16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p</text:p>
          </table:table-cell>
          <table:table-cell table:number-columns-repeated="999"/>
        </table:table-row>
        <table:table-row table:style-name="ro4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10"/>
          <table:table-cell table:style-name="ce16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3"/>
          <table:table-cell table:style-name="ce6"/>
          <table:table-cell table:style-name="ce7"/>
          <table:table-cell table:style-name="ce11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7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8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6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9" table:number-columns-repeated="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20" office:value-type="string">
            <text:p>*</text:p>
          </table:table-cell>
          <table:table-cell table:style-name="ce25" table:formula="of:=NOW()" office:value-type="date" office:date-value="2020-03-08T08:53:31.38">
            <text:p>2020/3/8 8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number-columns-repeated="3"/>
          <table:table-cell table:style-name="ce21"/>
          <table:table-cell/>
          <table:table-cell table:style-name="ce21" office:value-type="string">
            <text:p>,tune=d.C 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k.D,tune=d.D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2 </text:p>
          </table:table-cell>
          <table:table-cell/>
          <table:table-cell table:style-name="ce21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3 </text:p>
          </table:table-cell>
          <table:table-cell/>
          <table:table-cell table:style-name="ce21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4 </text:p>
          </table:table-cell>
          <table:table-cell/>
          <table:table-cell table:style-name="ce21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number-columns-repeated="3"/>
          <table:table-cell table:style-name="ce21" office:value-type="string">
            <text:p>R=5</text:p>
          </table:table-cell>
          <table:table-cell/>
          <table:table-cell table:style-name="ce21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4"/>
          <table:table-cell table:style-name="ce22"/>
          <table:table-cell table:number-columns-repeated="3"/>
          <table:table-cell table:style-name="ce22" table:number-columns-repeated="2"/>
          <table:table-cell table:style-name="ce22" office:value-type="string">
            <text:p>steps</text:p>
          </table:table-cell>
          <table:table-cell table:style-name="ce22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number-columns-repeated="3"/>
          <table:table-cell table:style-name="ce21" office:value-type="string">
            <text:p>C – c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21"/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number-columns-repeated="3"/>
          <table:table-cell table:style-name="ce21"/>
          <table:table-cell table:style-name="ce21" office:value-type="string">
            <text:p>\|\| </text:p>
          </table:table-cell>
          <table:table-cell table:style-name="ce21"/>
          <table:table-cell table:style-name="ce21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(s\.\d+):</text:p>
          </table:table-cell>
          <table:table-cell table:style-name="ce21"/>
          <table:table-cell table:style-name="ce21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\.N,</text:p>
          </table:table-cell>
          <table:table-cell table:style-name="ce21"/>
          <table:table-cell table:style-name="ce21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29]+1" office:value-type="float" office:value="6">
            <text:p>6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s\.(\d+?)</text:p>
          </table:table-cell>
          <table:table-cell table:style-name="ce21"/>
          <table:table-cell table:style-name="ce21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^(\d+?\t.+-\d+),</text:p>
          </table:table-cell>
          <table:table-cell table:style-name="ce21"/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(\d);var</text:p>
          </table:table-cell>
          <table:table-cell table:style-name="ce21"/>
          <table:table-cell table:style-name="ce21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0]+1" office:value-type="float" office:value="7">
            <text:p>7</text:p>
          </table:table-cell>
          <table:table-cell table:style-name="ce21"/>
          <table:table-cell table:number-columns-repeated="3"/>
          <table:table-cell table:style-name="ce21" office:value-type="string">
            <text:p>C – a &gt; C – c</text:p>
          </table:table-cell>
          <table:table-cell table:style-name="ce2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3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4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number-columns-repeated="3"/>
          <table:table-cell table:style-name="ce21" office:value-type="string">
            <text:p>-</text:p>
          </table:table-cell>
          <table:table-cell table:style-name="ce21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35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number-columns-repeated="3"/>
          <table:table-cell table:style-name="ce21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number-columns-repeated="3"/>
          <table:table-cell table:style-name="ce21"/>
          <table:table-cell table:style-name="ce21" office:value-type="string">
            <text:p>M – d &gt; a</text:p>
          </table:table-cell>
          <table:table-cell table:style-name="ce21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5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69.069cm" draw:caption-point-x="-1.353cm" draw:caption-point-y="2.45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104831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8T08:53:33.08">
            <text:p>2020/3/8 8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37cm" draw:caption-point-x="-1.353cm" draw:caption-point-y="2.45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08T08:53:33.25">
            <text:p>2020/3/8 8:53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53.39cm" draw:caption-point-x="-1.353cm" draw:caption-point-y="2.45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6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0)">
            <text:p>sn(0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8T08:53:33.36">
            <text:p>2020/3/8 8:53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0)">
            <text:p>sn(0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8T08:53:33.47">
            <text:p>2020/3/8 8:53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20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number-columns-repeated="2"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20" office:value-type="string">
            <text:p>*</text:p>
          </table:table-cell>
          <table:table-cell table:style-name="ce25" table:formula="of:=NOW()" office:value-type="date" office:date-value="2020-03-08T08:53:33.6">
            <text:p>2020/3/8 8:53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5">
          <table:table-cell table:number-columns-repeated="6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5" table:number-rows-repeated="104855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08T08:53:33.72">
            <text:p>2020/3/8 8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0)">
            <text:p>sn(0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8T08:53:33.83">
            <text:p>2020/3/8 8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98cm" draw:caption-point-x="-1.353cm" draw:caption-point-y="2.25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08T08:53:33.95">
            <text:p>2020/3/8 8:53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0)">
            <text:p>sn(0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8T08:53:34.06">
            <text:p>2020/3/8 8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98cm" draw:caption-point-x="-1.353cm" draw:caption-point-y="2.25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2020/03/08</text:date>, <text:time>08:53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08T08:53:32.45</dc:date>
    <dc:creator>iwabuchi ken</dc:creator>
    <meta:editing-duration>P7DT7H39M14S</meta:editing-duration>
    <meta:editing-cycles>720</meta:editing-cycles>
    <meta:generator>OpenOffice/4.1.3$Win32 OpenOffice.org_project/413m1$Build-9783</meta:generator>
    <meta:document-statistic meta:table-count="10" meta:cell-count="3856" meta:object-count="0"/>
    <meta:user-defined meta:name="sheets-banding"/>
    <meta:user-defined meta:name="sheets-original-selection"/>
  </office:meta>
</office:document-meta>
</file>